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d28ea" officeooo:paragraph-rsid="001d28ea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d28ea" officeooo:paragraph-rsid="001d28ea" style:font-size-asian="14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eet Racing Schedule</text:p>
      <text:p text:style-name="P1"/>
      <text:p text:style-name="P2">Opening Ceremonies<text:tab/> <text:s/>TEP Raceway<text:tab/><text:tab/> <text:s/>06/04/2021<text:tab/> <text:s text:c="4"/>6:00pm</text:p>
      <text:p text:style-name="P2"/>
      <text:p text:style-name="P2">Round 1<text:tab/><text:tab/><text:tab/><text:tab/> <text:s/>TEP Raceway<text:tab/><text:tab/> <text:s/>06/11/2021<text:tab/> <text:s text:c="4"/>6:00pm</text:p>
      <text:p text:style-name="P2"/>
      <text:p text:style-name="P2">Round 2<text:tab/><text:tab/><text:tab/><text:tab/> <text:s/>TEP Raceway<text:tab/><text:tab/> <text:s/>06/18/2021<text:tab/> <text:s text:c="4"/>6:00pm</text:p>
      <text:p text:style-name="P2"/>
      <text:p text:style-name="P2">Round 3<text:tab/><text:tab/><text:tab/><text:tab/> <text:s/>TEP Raceway<text:tab/><text:tab/> <text:s/>06/25/2021<text:tab/> <text:s text:c="4"/>6:00pm</text:p>
      <text:p text:style-name="P2"/>
      <text:p text:style-name="P2">Round 4<text:tab/><text:tab/><text:tab/><text:tab/> <text:s/>TEP Raceway<text:tab/><text:tab/> <text:s/>07/02/2021<text:tab/> <text:s text:c="4"/>6:00pm</text:p>
      <text:p text:style-name="P2"/>
      <text:p text:style-name="P2">Round 5<text:tab/><text:tab/><text:tab/><text:tab/> <text:s/>TEP Raceway<text:tab/><text:tab/> <text:s/>07/09/2021<text:tab/> <text:s text:c="4"/>6:00pm</text:p>
      <text:p text:style-name="P2"/>
      <text:p text:style-name="P2">Round 6<text:tab/><text:tab/><text:tab/><text:tab/> <text:s/>TEP Raceway<text:tab/><text:tab/> <text:s/>07/16/2021<text:tab/> <text:s text:c="4"/>6:00pm</text:p>
      <text:p text:style-name="P2"/>
      <text:p text:style-name="P2">Round 7<text:tab/><text:tab/><text:tab/><text:tab/> <text:s/>TEP Raceway<text:tab/><text:tab/> <text:s/>07/23/2021<text:tab/> <text:s text:c="4"/>6:00pm</text:p>
      <text:p text:style-name="P2"/>
      <text:p text:style-name="P2">Round 8<text:tab/><text:tab/><text:tab/><text:tab/> <text:s/>TEP Raceway<text:tab/><text:tab/> <text:s/>07/30/2021<text:tab/> <text:s text:c="4"/>6:00pm</text:p>
      <text:p text:style-name="P2"/>
      <text:p text:style-name="P2">Round 9<text:tab/><text:tab/><text:tab/><text:tab/> <text:s/>TEP Raceway<text:tab/><text:tab/> <text:s/>08/06/2021<text:tab/> <text:s text:c="4"/>6:00pm</text:p>
      <text:p text:style-name="P2"/>
      <text:p text:style-name="P2">Round 10<text:tab/><text:tab/><text:tab/><text:tab/> <text:s/>TEP Raceway<text:tab/><text:tab/> <text:s/>08/13/2021<text:tab/> <text:s text:c="4"/>6:00pm</text:p>
      <text:p text:style-name="P2"/>
      <text:p text:style-name="P2">Round 11<text:tab/><text:tab/><text:tab/><text:tab/> <text:s/>TEP Raceway<text:tab/><text:tab/> <text:s/>08/20/2021<text:tab/> <text:s text:c="4"/>6:00pm</text:p>
      <text:p text:style-name="P2"/>
      <text:p text:style-name="P2">Round 12<text:tab/><text:tab/><text:tab/><text:tab/> <text:s/>TEP Raceway<text:tab/><text:tab/> <text:s/>08/27/2021<text:tab/> <text:s text:c="4"/>6:00pm</text:p>
      <text:p text:style-name="P2"/>
      <text:p text:style-name="P2">Round 13<text:tab/><text:tab/><text:tab/><text:tab/> <text:s/>TEP Raceway<text:tab/><text:tab/> <text:s/>09/03/2021<text:tab/> <text:s text:c="4"/>6:00pm</text:p>
      <text:p text:style-name="P2"/>
      <text:p text:style-name="P2">Round 14<text:tab/><text:tab/><text:tab/><text:tab/> <text:s/>TEP Raceway<text:tab/><text:tab/> <text:s/>09/10/2021<text:tab/> <text:s text:c="4"/>6:00pm</text:p>
      <text:p text:style-name="P2"/>
      <text:p text:style-name="P2">Semi Finals<text:tab/><text:tab/> <text:s text:c="10"/>TEP Raceway<text:tab/><text:tab/> <text:s/>09/17/2021<text:tab/> <text:s text:c="4"/>6:00pm</text:p>
      <text:p text:style-name="P2"/>
      <text:p text:style-name="P2">Finals<text:tab/><text:tab/><text:tab/><text:tab/> <text:s/>TEP Raceway<text:tab/><text:tab/> <text:s/>09/24/2021<text:tab/> <text:s text:c="4"/>6:00pm</text:p>
      <text:p text:style-name="P2"/>
      <text:p text:style-name="P2"><text:soft-page-break/>Closing Ceremonies<text:tab/><text:tab/> <text:s/>TEP Raceway<text:tab/><text:tab/> <text:s/>10/01/2021<text:tab/> <text:s text:c="4"/>6:00pm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13:22:08.491000000</meta:creation-date>
    <dc:date>2020-12-29T13:31:30.619000000</dc:date>
    <meta:editing-duration>PT9M22S</meta:editing-duration>
    <meta:editing-cycles>1</meta:editing-cycles>
    <meta:document-statistic meta:table-count="0" meta:image-count="0" meta:object-count="0" meta:page-count="2" meta:paragraph-count="19" meta:word-count="110" meta:character-count="954" meta:non-whitespace-character-count="627"/>
    <meta:generator>LibreOffice/6.2.8.2$Windows_X86_64 LibreOffice_project/f82ddfca21ebc1e222a662a32b25c0c9d20169ee</meta:generator>
  </office:meta>
</office:document-meta>
</file>